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officeooo:rsid="000c606e" officeooo:paragraph-rsid="000c606e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style:font-name="Arial" officeooo:rsid="000d8abe" officeooo:paragraph-rsid="000d8abe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style:font-name="Arial" officeooo:rsid="000d8abe" officeooo:paragraph-rsid="0010b3f6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Arial" officeooo:rsid="000f2bb4" officeooo:paragraph-rsid="000f2bb4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Arial" officeooo:rsid="0010b3f6" officeooo:paragraph-rsid="0010b3f6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Arial" officeooo:paragraph-rsid="000f2bb4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officeooo:paragraph-rsid="0010b74a"/>
    </style:style>
    <style:style style:name="P8" style:family="paragraph" style:parent-style-name="Standard" style:list-style-name="L3">
      <style:paragraph-properties fo:line-height="150%" fo:text-align="justify" style:justify-single-word="false"/>
      <style:text-properties style:font-name="Arial" officeooo:rsid="001218a3" officeooo:paragraph-rsid="001218a3"/>
    </style:style>
    <style:style style:name="P9" style:family="paragraph" style:parent-style-name="Standard" style:list-style-name="L3">
      <style:paragraph-properties fo:line-height="150%" fo:text-align="justify" style:justify-single-word="false"/>
      <style:text-properties style:font-name="Arial" officeooo:rsid="00126bf5" officeooo:paragraph-rsid="00126bf5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Arial" officeooo:rsid="00126bf5" officeooo:paragraph-rsid="00126bf5"/>
    </style:style>
    <style:style style:name="P11" style:family="paragraph" style:parent-style-name="Standard" style:list-style-name="L3">
      <style:paragraph-properties fo:line-height="150%" fo:text-align="justify" style:justify-single-word="false"/>
      <style:text-properties style:font-name="Arial" officeooo:rsid="00138d4a" officeooo:paragraph-rsid="00138d4a"/>
    </style:style>
    <style:style style:name="P12" style:family="paragraph" style:parent-style-name="Standard" style:list-style-name="L3">
      <style:paragraph-properties fo:line-height="150%" fo:text-align="justify" style:justify-single-word="false"/>
      <style:text-properties style:font-name="Arial" officeooo:rsid="0014880b" officeooo:paragraph-rsid="0014880b"/>
    </style:style>
    <style:style style:name="P13" style:family="paragraph" style:parent-style-name="Standard" style:list-style-name="L3">
      <style:paragraph-properties fo:line-height="150%" fo:text-align="justify" style:justify-single-word="false"/>
      <style:text-properties fo:color="#000000" style:font-name="Arial" officeooo:rsid="00138d4a" officeooo:paragraph-rsid="00138d4a"/>
    </style:style>
    <style:style style:name="T1" style:family="text">
      <style:text-properties officeooo:rsid="000f2bb4"/>
    </style:style>
    <style:style style:name="T2" style:family="text">
      <style:text-properties officeooo:rsid="0010b3f6"/>
    </style:style>
    <style:style style:name="T3" style:family="text">
      <style:text-properties officeooo:rsid="0010b74a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0b74a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218a3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65f68" style:text-blinking="false" fo:background-color="transparent" loext:char-shading-value="0"/>
    </style:style>
    <style:style style:name="T9" style:family="text">
      <style:text-properties fo:font-variant="normal" fo:text-transform="none" fo:color="#ff00cc" style:text-line-through-style="none" style:text-line-through-type="none" style:font-name="Arial" fo:font-size="12pt" fo:font-style="normal" style:text-underline-style="none" fo:font-weight="normal" officeooo:rsid="0010b74a" style:text-blinking="false" fo:background-color="transparent" loext:char-shading-value="0"/>
    </style:style>
    <style:style style:name="T10" style:family="text">
      <style:text-properties fo:font-variant="normal" fo:text-transform="none" fo:color="#ffffff" style:text-line-through-style="none" style:text-line-through-type="none" style:font-name="Arial" fo:font-size="12pt" fo:font-style="normal" style:text-underline-style="none" fo:font-weight="normal" officeooo:rsid="0010b74a" style:text-blinking="false" fo:background-color="transparent" loext:char-shading-value="0"/>
    </style:style>
    <style:style style:name="T11" style:family="text">
      <style:text-properties fo:font-variant="normal" fo:text-transform="none" fo:color="#ffffff" style:text-line-through-style="none" style:text-line-through-type="none" style:font-name="Arial" fo:font-size="12pt" fo:font-style="normal" style:text-underline-style="none" fo:font-weight="normal" officeooo:rsid="001218a3" style:text-blinking="false" fo:background-color="transparent" loext:char-shading-value="0"/>
    </style:style>
    <style:style style:name="T12" style:family="text">
      <style:text-properties fo:font-variant="normal" fo:text-transform="none" fo:color="#9900ff" style:text-line-through-style="none" style:text-line-through-type="none" style:font-name="Arial" fo:font-size="12pt" fo:font-style="normal" style:text-underline-style="none" fo:font-weight="normal" officeooo:rsid="0010b74a" style:text-blinking="false" fo:background-color="transparent" loext:char-shading-value="0"/>
    </style:style>
    <style:style style:name="T13" style:family="text">
      <style:text-properties fo:font-variant="normal" fo:text-transform="none" fo:color="#009999" style:text-line-through-style="none" style:text-line-through-type="none" style:font-name="Arial" fo:font-size="12pt" fo:font-style="normal" style:text-underline-style="none" fo:font-weight="normal" officeooo:rsid="001218a3" style:text-blinking="false" fo:background-color="transparent" loext:char-shading-value="0"/>
    </style:style>
    <style:style style:name="T14" style:family="text">
      <style:text-properties fo:font-variant="normal" fo:text-transform="none" fo:color="#ff6666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cc00cc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aciones concesivas</text:p>
      <text:list xml:id="list3669882213378561362" text:style-name="L1">
        <text:list-item>
          <text:p text:style-name="P2">Son oraciones subordinadas</text:p>
        </text:list-item>
        <text:list-item>
          <text:p text:style-name="P10">Son concideradas subordinadas impropias</text:p>
        </text:list-item>
        <text:list-item>
          <text:p text:style-name="P2">Son oraciones bimiembres/ bipolares</text:p>
        </text:list-item>
        <text:list-item>
          <text:p text:style-name="P4">Sus dos partes se llaman prótasis y apódosis</text:p>
        </text:list-item>
        <text:list-item>
          <text:p text:style-name="P5">La oración principal puede estar en cualquiera de las dos partes</text:p>
        </text:list-item>
        <text:list-item>
          <text:p text:style-name="P10">Carecen de las propiedades nominales de las condicionales</text:p>
        </text:list-item>
        <text:list-item>
          <text:p text:style-name="P10">Admiten élipsis en la apódosis</text:p>
        </text:list-item>
        <text:list-item>
          <text:p text:style-name="P3">No tienen una lógica de causa-consecuencia</text:p>
        </text:list-item>
        <text:list-item>
          <text:p text:style-name="P3"><text:s/><text:span text:style-name="T1">Normalmente t</text:span>ienen un sentido épestimologico negativo</text:p>
        </text:list-item>
        <text:list-item>
          <text:p text:style-name="P4">Pueden ser s<text:span text:style-name="T2">eparadas enunciado y enuciación</text:span></text:p>
          <text:p text:style-name="P4"><text:s text:c="2"/><text:span text:style-name="T3">a) Las que son de enunciación pueden ser separadas en ilocutivas y las epistémicas.</text:span></text:p>
          <text:p text:style-name="P6"><text:span text:style-name="T1"><text:s text:c="2"/>b) Las epistémicas </text:span><text:bookmark text:name="docs-internal-guid-18f771dc-76c2-649c-304f-894f81182792"/><text:span text:style-name="T5">se niegan</text:span><text:span text:style-name="T4"> </text:span><text:span text:style-name="T5">la relación entre una premisa y su conclusión; </text:span><text:span text:style-name="T6">Ejem:</text:span></text:p>
          <text:p text:style-name="P6"><text:span text:style-name="T6"><text:s text:c="6"/></text:span><text:bookmark text:name="docs-internal-guid-18f771dc-76c3-6081-bf59-ad0697a81493"/><text:span text:style-name="T9">Aunque hace deportes extremos, no se ha roto ningún hueso.</text:span></text:p>
        </text:list-item>
      </text:list>
      <text:p text:style-name="P7"><text:span text:style-name="T6"><text:s text:c="11"/>c) Las oraciones ilocutivas estas se dan cuando la contraposición se establece entre <text:s text:c="16"/></text:span><text:span text:style-name="T10">l <text:s text:c="2"/></text:span><text:span text:style-name="T6"><text:s text:c="13"/>la ejecución del acto del habla que se describe y lo que se hace; Ejem:</text:span></text:p>
      <text:p text:style-name="P7"><text:span text:style-name="T6"><text:s text:c="16"/></text:span><text:bookmark text:name="docs-internal-guid-18f771dc-76c6-7b31-595e-c0fbf1658aa6"/><text:span text:style-name="T12">Aunque no lo conozco, puedo conseguirte su número</text:span></text:p>
      <text:p text:style-name="P7"><text:span text:style-name="T12"><text:s text:c="11"/></text:span><text:span text:style-name="T6"><text:s text:c="2"/>d) También las oraciones </text:span><text:span text:style-name="T7">ilocutivas a veces </text:span><text:bookmark text:name="docs-internal-guid-18f771dc-76ca-40ba-e7ac-f80a0b30d106"/><text:span text:style-name="T7">las oraciones que se limitan a plantear <text:s text:c="8"/></text:span><text:span text:style-name="T11">ñ <text:s/></text:span><text:span text:style-name="T7"><text:s text:c="10"/>una condición de pertinencia para la enunciación de la apódosis, como en :  </text:span><text:span text:style-name="T13">Aunque </text:span><text:span text:style-name="T11">l <text:s/></text:span><text:span text:style-name="T13"><text:s text:c="12"/>no necesites dinero, hay un cajero automático en la esquina</text:span><text:span text:style-name="T7">.</text:span></text:p>
      <text:list xml:id="list2166678972116960889" text:style-name="L3">
        <text:list-item>
          <text:p text:style-name="P8"><text:span text:style-name="T5">Normalmente los verbos que se presentan en este tipo de oraciones son en subjuntivo e indicativo</text:span></text:p>
        </text:list-item>
        <text:list-item>
          <text:p text:style-name="P11"><text:span text:style-name="T5">También se pueden dividir en:</text:span></text:p>
          <text:p text:style-name="P11"><text:span text:style-name="T5"><text:s/>a) Universales (si o no): </text:span><text:span text:style-name="T14">Haga frío o calor, nunca falta</text:span></text:p>
          <text:p text:style-name="P13"><text:span text:style-name="T15"><text:s/>b) Particulares (elección libre): </text:span><text:span text:style-name="T16">Digan lo que digan, Juan es una buena persona</text:span></text:p>
        </text:list-item>
        <text:list-item>
          <text:p text:style-name="P9"><text:span text:style-name="T5">Por lo mismo se pueden dividir en reales e irreales</text:span></text:p>
        </text:list-item>
        <text:list-item>
          <text:p text:style-name="P9"><text:span text:style-name="T5">Sus prótasis no pueden ser <text:s/>sustituidas por adverbios interrogativos</text:span></text:p>
        </text:list-item>
        <text:list-item>
          <text:p text:style-name="P9"><text:span text:style-name="T5">Sus partes pueden estar coordinadas con otras frases</text:span></text:p>
        </text:list-item>
        <text:list-item>
          <text:p text:style-name="P9"><text:span text:style-name="T5">Existe una relación estrecha enntre concesividad y la cuantificación universal</text:span></text:p>
        </text:list-item>
        <text:list-item>
          <text:p text:style-name="P9"><text:span text:style-name="T5">Existe la concesividad repetida</text:span></text:p>
        </text:list-item>
        <text:list-item>
          <text:p text:style-name="P11"><text:span text:style-name="T5">Utilizan adeverbios escalares o cuantificadores</text:span></text:p>
        </text:list-item>
        <text:list-item>
          <text:p text:style-name="P12"><text:soft-page-break/><text:span text:style-name="T5">Su nexo por excelencia es Aunque</text:span></text:p>
        </text:list-item>
        <text:list-item>
          <text:p text:style-name="P12"><text:span text:style-name="T5">Otros nexos son Aun,así,sibien, siquiera, ya</text:span><text:span text:style-name="T8">+</text:span><text:span text:style-name="T5">que, a pesar de que, bien que, mal que, por+adverbio/adjetivo+que, a pesar de, por mucho que, incluso cuando, ni siquiera cuando, a pesar de, </text:span><text:span text:style-name="T8">mas , apenas, para+_+que,pues+que, pero, para+inf+que,</text:span></text:p>
          <text:p text:style-name="P11"><text:span text:style-name="T5"/></text:p>
        </text:list-item>
      </text:list>
      <text:p text:style-name="Text_20_body"><text:line-break/></text:p>
      <text:p text:style-name="P7"><text:span text:style-name="T12"/></text:p>
      <text:p text:style-name="P7"><text:span text:style-name="T6"/></text:p>
      <text:p text:style-name="P7"><text:span text:style-name="T6"><text:s text:c="16"/></text:span></text:p>
      <text:list xml:id="list154952941694163" text:continue-list="list3669882213378561362" text:style-name="L1">
        <text:list-header>
          <text:p text:style-name="P6"><text:span text:style-name="T6"><text:s text:c="14"/></text:span></text:p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3:35:45.812592531</meta:creation-date>
    <dc:date>2018-02-08T15:49:51.543884923</dc:date>
    <meta:editing-duration>PT3H34M1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3" meta:word-count="337" meta:character-count="2147" meta:non-whitespace-character-count="1717"/>
  </office:meta>
</office:document-meta>
</file>